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58ecb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paragraph-properties fo:line-height="150%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448b24" officeooo:paragraph-rsid="004a75f6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1a84b" officeooo:paragraph-rsid="0041a84b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6a1c1" officeooo:paragraph-rsid="0046a1c1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 style:list-style-name="L2">
      <style:paragraph-properties fo:line-height="150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58ecb" officeooo:paragraph-rsid="00458ecb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58ecb" officeooo:paragraph-rsid="004a75f6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58ecb" officeooo:paragraph-rsid="004a75f6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41a84b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1a84b" officeooo:paragraph-rsid="004a75f6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448b24" officeooo:paragraph-rsid="0046a1c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8fc1c" officeooo:paragraph-rsid="0048fc1c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2">
      <style:paragraph-properties fo:line-height="150%"/>
      <style:text-properties style:font-name="Liberation Sans" fo:font-size="14pt" officeooo:paragraph-rsid="0043a34f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officeooo:rsid="0041a84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48b24" style:font-weight-asian="normal" style:font-weight-complex="normal"/>
    </style:style>
    <style:style style:name="T7" style:family="text">
      <style:text-properties fo:font-weight="normal" officeooo:rsid="00458ecb" style:font-weight-asian="normal" style:font-weight-complex="normal"/>
    </style:style>
    <style:style style:name="T8" style:family="text">
      <style:text-properties officeooo:rsid="0043a34f"/>
    </style:style>
    <style:style style:name="T9" style:family="text">
      <style:text-properties officeooo:rsid="00448b24"/>
    </style:style>
    <style:style style:name="T10" style:family="text">
      <style:text-properties officeooo:rsid="004791d1"/>
    </style:style>
    <style:style style:name="T11" style:family="text">
      <style:text-properties officeooo:rsid="0048fc1c"/>
    </style:style>
    <style:style style:name="T12" style:family="text">
      <style:text-properties officeooo:rsid="004a75f6"/>
    </style:style>
    <style:style style:name="T13" style:family="text">
      <style:text-properties officeooo:rsid="00458ec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9">s</text:span> <text:span text:style-name="T5">: </text:span><text:span text:style-name="T6">N</text:span><text:span text:style-name="T5">otions </text:span><text:span text:style-name="T7">et notations</text:span><text:span text:style-name="T5"> de géométrie plane</text:span></text:p>
      <text:list xml:id="list269202764" text:style-name="L1">
        <text:list-item>
          <text:p text:style-name="P14">Point</text:p>
        </text:list-item>
        <text:list-item>
          <text:p text:style-name="P9">Segment</text:p>
        </text:list-item>
        <text:list-item>
          <text:p text:style-name="P9">Droite</text:p>
        </text:list-item>
        <text:list-item>
          <text:p text:style-name="P9">Demi-droite</text:p>
        </text:list-item>
        <text:list-item>
          <text:p text:style-name="P9">Distance</text:p>
        </text:list-item>
        <text:list-item>
          <text:p text:style-name="P9">Milieu</text:p>
        </text:list-item>
        <text:list-item>
          <text:p text:style-name="P4"><text:span text:style-name="T7">(non) A</text:span><text:span text:style-name="T5">ppartenance</text:span></text:p>
        </text:list-item>
      </text:list>
      <text:h text:style-name="P3" text:outline-level="1">Déroulé</text:h>
      <text:list xml:id="list1336828874" text:style-name="L2">
        <text:list-item>
          <text:p text:style-name="P5">Rendu de l’évaluation (courte)</text:p>
          <text:p text:style-name="P11">Evaluation très bien réussie. Eléments de correction de l’exercice 5</text:p>
          <text:p text:style-name="P11"/>
        </text:list-item>
        <text:list-item>
          <text:p text:style-name="P5">Présentation de l’évaluation nationale du lendemain</text:p>
          <text:p text:style-name="P11">Sur un ordinateur (qui n’a jamais manipulé d’ordinateur ?)</text:p>
          <text:p text:style-name="P11">Pas noté</text:p>
          <text:p text:style-name="P11">Tous les 6è de France passent la même évaluation : cela me permettra de vous situer et d’ajuster mes cours.</text:p>
          <text:p text:style-name="P11"/>
        </text:list-item>
        <text:list-item>
          <text:p text:style-name="P5">Activité de (re)découverte de géométrie plane</text:p>
          <text:p text:style-name="P12">Activité 1 p. 211 : <text:span text:style-name="T13">Segment ; Droite ; A</text:span><text:span text:style-name="T9">ppartenance</text:span></text:p>
          <text:p text:style-name="P11"/>
        </text:list-item>
        <text:list-item>
          <text:p text:style-name="P6">Cours</text:p>
          <text:p text:style-name="P13">Vocabulaire et notation associés aux notions données en objectif</text:p>
          <text:p text:style-name="P11"/>
        </text:list-item>
        <text:list-item>
          <text:p text:style-name="P7">TaF</text:p>
          <text:p text:style-name="P15">ex. 18 p. 218 <text:span text:style-name="T11">(points ; droite ; segment ; demi-droite ; appartenance)</text:span></text:p>
          <text:p text:style-name="P15"><text:span text:style-name="T8">ex.</text:span> 37 p. 220 <text:span text:style-name="T11">(points ; distance ; milieu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09">
      <number:day number:calendar="jewish"/>
      <number:text> </number:text>
      <number:month number:calendar="jewish" number:style="long" number:textual="true"/>
    </number:dat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éance </text:span><text:span text:style-name="MT4">1 - 18/09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21:50:05.787253010</dc:date>
    <meta:editing-duration>PT8H56M50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50" meta:character-count="794" meta:non-whitespace-character-count="690"/>
  </office:meta>
</office:document-meta>
</file>